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San Francisco Text1" svg:font-family="'San Francisco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c4c4c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3cm" fo:min-width="1.21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6cm" fo:min-width="1.213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6cm" fo:min-width="1.21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2.833cm"/>
    </style:style>
    <style:style style:name="gr9" style:family="graphic" style:parent-style-name="standard" style:list-style-name="L3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3cm" fo:min-width="1.213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6cm" fo:min-width="1.213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solid" svg:stroke-width="0.026cm" svg:stroke-color="#4c4c4c" svg:stroke-opacity="100%" draw:stroke-linejoin="miter" draw:fill="solid" draw:fill-color="#4f81bd" draw:textarea-horizontal-align="justify" draw:textarea-vertical-align="middle" draw:auto-grow-height="false" fo:min-height="1.456cm" fo:min-width="1.213cm" fo:padding-top="0.13cm" fo:padding-bottom="0.13cm" fo:padding-left="0.25cm" fo:padding-right="0.25cm" fo:wrap-option="no-wrap" draw:shadow-color="#808080"/>
    </style:style>
    <style:style style:name="gr12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6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2.54cm" fo:margin-right="0cm" fo:text-align="center" fo:text-indent="-2.536cm" style:punctuation-wrap="hanging" style:line-break="strict"/>
      <style:text-properties fo:color="#fffff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4f81bd"/>
      <style:paragraph-properties fo:margin-left="2.54cm" fo:margin-right="0cm" fo:text-align="center" fo:text-indent="-2.536cm" style:punctuation-wrap="hanging" style:line-break="strict" style:writing-mode="lr-tb" style:font-independent-line-spacing="true"/>
      <style:text-properties fo:color="#ffffff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left="2.54cm" fo:margin-right="0cm" fo:text-align="center" fo:text-indent="-2.536cm" style:punctuation-wrap="hanging" style:line-break="strict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4f81bd"/>
      <style:paragraph-properties fo:margin-left="2.54cm" fo:margin-right="0cm" fo:text-align="center" fo:text-indent="-2.536cm" style:punctuation-wrap="hanging" style:line-break="strict" style:writing-mode="lr-tb" style:font-independent-line-spacing="true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/>
      <style:paragraph-properties fo:text-align="end"/>
    </style:style>
    <style:style style:name="P12" style:family="paragraph">
      <style:paragraph-properties fo:text-align="center"/>
      <style:text-properties fo:color="#ff3333" fo:font-weight="bold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36pt" fo:font-weight="bold" style:font-size-asian="36pt" style:font-size-complex="36pt"/>
    </style:style>
    <style:style style:name="P14" style:family="paragraph">
      <style:paragraph-properties fo:text-align="center"/>
      <style:text-properties fo:color="#ff3333" fo:font-size="24pt" fo:font-weight="bold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ff3333" fo:font-size="24pt" fo:font-weight="bold" style:font-size-asian="24pt" style:font-size-complex="24pt"/>
    </style:style>
    <style:style style:name="P16" style:family="paragraph">
      <style:text-properties style:font-name="San Francisco Text"/>
    </style:style>
    <style:style style:name="P17" style:family="paragraph">
      <style:paragraph-properties fo:margin-left="0cm" fo:margin-right="0cm" fo:margin-top="0.282cm" fo:margin-bottom="0cm" fo:line-height="130%" fo:text-indent="0cm" style:punctuation-wrap="hanging" style:line-break="strict"/>
      <style:text-properties style:font-name="San Francisco Text" fo:font-size="40pt" fo:font-weight="normal" style:font-size-asian="40pt" style:font-weight-asian="normal" style:font-size-complex="40pt" style:font-weight-complex="normal"/>
    </style:style>
    <style:style style:name="P18" style:family="paragraph">
      <style:text-properties style:font-name="San Francisco Text" fo:font-size="40pt" fo:font-weight="normal" style:font-size-asian="40pt" style:font-weight-asian="normal" style:font-size-complex="40pt" style:font-weight-complex="normal"/>
    </style:style>
    <style:style style:name="P19" style:family="paragraph">
      <loext:graphic-properties draw:fill="none"/>
      <style:paragraph-properties fo:text-align="end"/>
      <style:text-properties style:font-name="San Francisco Text1" fo:font-size="18pt" style:font-size-asian="18pt" style:font-size-complex="18pt"/>
    </style:style>
    <style:style style:name="P20" style:family="paragraph">
      <style:paragraph-properties fo:text-align="end"/>
      <style:text-properties fo:color="#ff3333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" style:family="text">
      <style:text-properties fo:color="#ffff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San Francisco Text"/>
    </style:style>
    <style:style style:name="T7" style:family="text">
      <style:text-properties style:font-name="San Francisco Text" fo:font-weight="bold" style:font-weight-asian="bold" style:font-weight-complex="bold"/>
    </style:style>
    <style:style style:name="T8" style:family="text">
      <style:text-properties style:font-name="San Francisco Text" fo:font-size="40pt" fo:language="en" fo:country="US" fo:font-weight="normal" style:font-size-asian="40pt" style:language-asian="en" style:country-asian="US" style:font-weight-asian="normal" style:font-size-complex="40pt" style:language-complex="en" style:country-complex="US" style:font-weight-complex="normal"/>
    </style:style>
    <style:style style:name="T9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ncestral Genome Reconstruction</text:span></text:p>
            <text:p text:style-name="P1"><text:span text:style-name="T1">with progressiveCac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4" draw:layer="layout" svg:x1="13.871cm" svg:y1="6.549cm" svg:x2="4.866cm" svg:y2="14.822cm">
          <text:p/>
        </draw:line>
        <draw:line draw:style-name="gr2" draw:text-style-name="P4" draw:layer="layout" svg:x1="8.423cm" svg:y1="11.781cm" svg:x2="11.554cm" svg:y2="14.877cm">
          <text:p/>
        </draw:line>
        <draw:frame presentation:style-name="pr3" draw:layer="layout" svg:width="25.199cm" svg:height="3.506cm" svg:x="1.4cm" svg:y="0.837cm" presentation:class="title">
          <draw:text-box>
            <text:p>Ancestral problem<text:tab/></text:p>
          </draw:text-box>
        </draw:frame>
        <draw:custom-shape draw:style-name="gr3" draw:text-style-name="P6" draw:layer="layout" svg:width="2.421cm" svg:height="2.421cm" svg:x="13.033cm" svg:y="4.945cm">
          <text:list text:style-name="L3">
            <text:list-header>
              <text:p text:style-name="P5"><text:span text:style-name="T2">Anc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4.986cm" svg:y1="6.858cm" svg:x2="22.86cm" svg:y2="14.732cm">
          <text:p/>
        </draw:line>
        <draw:custom-shape draw:style-name="gr4" draw:text-style-name="P8" draw:layer="layout" svg:width="2.421cm" svg:height="2.426cm" svg:x="7.255cm" svg:y="10.18cm">
          <text:p text:style-name="P7"><text:span text:style-name="T3">An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9.05cm" svg:y1="11.128cm" svg:x2="16.256cm" svg:y2="14.732cm">
          <text:p/>
        </draw:line>
        <draw:custom-shape draw:style-name="gr5" draw:text-style-name="P6" draw:layer="layout" svg:width="2.421cm" svg:height="2.426cm" svg:x="18.034cm" svg:y="9.766cm">
          <text:p text:style-name="P5"><text:span text:style-name="T2">An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542cm" svg:height="0.962cm" svg:x="3.3cm" svg:y="14.786cm">
          <draw:text-box>
            <text:p text:style-name="P9">Human</text:p>
          </draw:text-box>
        </draw:frame>
        <draw:frame draw:style-name="gr7" draw:text-style-name="P11" draw:layer="layout" svg:width="3.321cm" svg:height="0.963cm" svg:x="10.141cm" svg:y="14.785cm">
          <draw:text-box>
            <text:p text:style-name="P9">Marmoset</text:p>
          </draw:text-box>
        </draw:frame>
        <draw:frame draw:style-name="gr7" draw:text-style-name="P11" draw:layer="layout" svg:width="2.682cm" svg:height="0.963cm" svg:x="14.844cm" svg:y="14.785cm">
          <draw:text-box>
            <text:p text:style-name="P9">Squirrel</text:p>
          </draw:text-box>
        </draw:frame>
        <draw:frame draw:style-name="gr7" draw:text-style-name="P11" draw:layer="layout" svg:width="2.682cm" svg:height="0.963cm" svg:x="21.59cm" svg:y="14.732cm">
          <draw:text-box>
            <text:p text:style-name="P9">Mouse</text:p>
          </draw:text-box>
        </draw:frame>
        <draw:frame draw:style-name="gr6" draw:text-style-name="P13" draw:layer="layout" svg:width="17.575cm" svg:height="3.095cm" svg:x="5.539cm" svg:y="17.018cm">
          <draw:text-box>
            <text:p text:style-name="P12"><text:span text:style-name="T4">Input:</text:span></text:p>
            <text:p text:style-name="P12"><text:span text:style-name="T4">draft or completed genomes</text:span></text:p>
          </draw:text-box>
        </draw:frame>
        <draw:frame draw:style-name="gr8" draw:text-style-name="P15" draw:layer="layout" svg:width="7.923cm" svg:height="4.027cm" svg:x="1.475cm" svg:y="6.549cm">
          <draw:text-box>
            <text:p text:style-name="P14"><text:span text:style-name="T5">Output:</text:span></text:p>
            <text:p text:style-name="P14"><text:span text:style-name="T5">Highly scaffolded ancestor geno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ategy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 text:style-name="P16"><text:span text:style-name="T6"><text:s/></text:span><text:span text:style-name="T6">Align leaf-genomes using Cactus</text:span></text:p>
              </text:list-item>
              <text:list-item>
                <text:p text:style-name="P16"><text:span text:style-name="T6"><text:s/></text:span><text:span text:style-name="T6">Decompose all genomes <text:s/>(ancestors and leaves) </text:span><text:span text:style-name="T6">into </text:span><text:span text:style-name="T7">multiple synteny block scales</text:span></text:p>
              </text:list-item>
              <text:list-item>
                <text:p text:style-name="P16"><text:span text:style-name="T6"><text:s/></text:span><text:span text:style-name="T6">Solve small parsimony problem in context of </text:span><text:span text:style-name="T6">synteny blocks adjacencies</text:span></text:p>
              </text:list-item>
              <text:list-item>
                <text:p text:style-name="P16"><text:span text:style-name="T6"><text:s/></text:span><text:span text:style-name="T6">Scaffolding the ancestor contigs from Cactus’s </text:span><text:span text:style-name="T6">result</text:span></text:p>
              </text:list-item>
              <text:list-item>
                <text:p text:style-name="P16"><text:span text:style-name="T6"><text:s/></text:span><text:span text:style-name="T6">Iterate <text:s/></text:span><text:span text:style-name="T7">3, 4</text:span><text:span text:style-name="T6"> in multiple block sca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8">Iterative assembly in multiple stages</text:span></text:p>
          </draw:text-box>
        </draw:frame>
        <draw:line draw:style-name="gr2" draw:text-style-name="P4" draw:layer="layout" svg:x1="15.139cm" svg:y1="6.549cm" svg:x2="6.134cm" svg:y2="14.822cm">
          <text:p/>
        </draw:line>
        <draw:line draw:style-name="gr2" draw:text-style-name="P4" draw:layer="layout" svg:x1="9.691cm" svg:y1="11.781cm" svg:x2="12.822cm" svg:y2="14.877cm">
          <text:p/>
        </draw:line>
        <draw:custom-shape draw:style-name="gr9" draw:text-style-name="P6" draw:layer="layout" svg:width="2.421cm" svg:height="2.421cm" svg:x="14.197cm" svg:y="5.142cm">
          <text:list text:style-name="L3">
            <text:list-header>
              <text:p text:style-name="P5"><text:span text:style-name="T2">Anc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6.254cm" svg:y1="7.118cm" svg:x2="24.128cm" svg:y2="14.732cm">
          <text:p/>
        </draw:line>
        <draw:custom-shape draw:style-name="gr10" draw:text-style-name="P8" draw:layer="layout" svg:width="2.421cm" svg:height="2.426cm" svg:x="8.523cm" svg:y="10.18cm">
          <text:p text:style-name="P7"><text:span text:style-name="T3">An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20.318cm" svg:y1="11.128cm" svg:x2="17.524cm" svg:y2="14.732cm">
          <text:p/>
        </draw:line>
        <draw:custom-shape draw:style-name="gr11" draw:text-style-name="P6" draw:layer="layout" svg:width="2.421cm" svg:height="2.426cm" svg:x="19.302cm" svg:y="9.766cm">
          <text:p text:style-name="P5"><text:span text:style-name="T2">An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542cm" svg:height="0.962cm" svg:x="4.568cm" svg:y="14.786cm">
          <draw:text-box>
            <text:p text:style-name="P9">Human</text:p>
          </draw:text-box>
        </draw:frame>
        <draw:frame draw:style-name="gr7" draw:text-style-name="P11" draw:layer="layout" svg:width="3.321cm" svg:height="0.963cm" svg:x="11.409cm" svg:y="14.785cm">
          <draw:text-box>
            <text:p text:style-name="P9">Marmoset</text:p>
          </draw:text-box>
        </draw:frame>
        <draw:frame draw:style-name="gr7" draw:text-style-name="P11" draw:layer="layout" svg:width="2.682cm" svg:height="0.963cm" svg:x="16.112cm" svg:y="14.785cm">
          <draw:text-box>
            <text:p text:style-name="P9">Squirrel</text:p>
          </draw:text-box>
        </draw:frame>
        <draw:frame draw:style-name="gr7" draw:text-style-name="P11" draw:layer="layout" svg:width="2.682cm" svg:height="0.963cm" svg:x="22.858cm" svg:y="14.732cm">
          <draw:text-box>
            <text:p text:style-name="P9">Mouse</text:p>
          </draw:text-box>
        </draw:frame>
        <draw:line draw:style-name="gr12" draw:text-style-name="P19" draw:layer="layout" svg:x1="3.3cm" svg:y1="13.214cm" svg:x2="27.43cm" svg:y2="13.468cm">
          <text:p/>
        </draw:line>
        <draw:line draw:style-name="gr12" draw:text-style-name="P19" draw:layer="layout" svg:x1="3.3cm" svg:y1="8.642cm" svg:x2="27.43cm" svg:y2="8.896cm">
          <text:p/>
        </draw:line>
        <draw:frame draw:style-name="gr6" draw:text-style-name="P21" draw:layer="layout" svg:width="3.512cm" svg:height="1.195cm" svg:x="0.508cm" svg:y="14.278cm">
          <draw:text-box>
            <text:p text:style-name="P20"><text:span text:style-name="T9">Stage 1</text:span></text:p>
          </draw:text-box>
        </draw:frame>
        <draw:frame draw:style-name="gr6" draw:text-style-name="P21" draw:layer="layout" svg:width="3.512cm" svg:height="1.195cm" svg:x="0.508cm" svg:y="10.235cm">
          <draw:text-box>
            <text:p text:style-name="P20"><text:span text:style-name="T9">Stage 2</text:span></text:p>
          </draw:text-box>
        </draw:frame>
        <draw:frame draw:style-name="gr6" draw:text-style-name="P21" draw:layer="layout" svg:width="3.512cm" svg:height="1.195cm" svg:x="0.585cm" svg:y="5.588cm">
          <draw:text-box>
            <text:p text:style-name="P20"><text:span text:style-name="T9">Stage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San Francisco Text1" svg:font-family="'San Francisco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0:56:23.691475662</meta:creation-date>
    <dc:date>2016-10-31T22:12:24.866045592</dc:date>
    <meta:editing-duration>PT4M17S</meta:editing-duration>
    <meta:editing-cycles>1</meta:editing-cycles>
    <meta:generator>LibreOffice/5.1.4.2$Linux_X86_64 LibreOffice_project/10m0$Build-2</meta:generator>
    <meta:document-statistic meta:object-count="63"/>
  </office:meta>
</office:document-meta>
</file>